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C20000011578AE534552BA7A61.png" manifest:media-type="image/png"/>
  <manifest:file-entry manifest:full-path="Pictures/200001CC000022DE000015812C7CD37A08A2995A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25cm" svg:height="5.504cm" svg:x="6.52cm" svg:y="12.385cm">
          <draw:image xlink:href="Pictures/200001CC000022DE000015812C7CD37A08A2995A.svm" xlink:type="simple" xlink:show="embed" xlink:actuate="onLoad">
            <text:p/>
          </draw:image>
          <draw:image xlink:href="Pictures/10000200000001C20000011578AE534552BA7A6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39:56.858965716</meta:creation-date>
    <dc:date>2018-04-20T13:40:18.838612148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